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tags</text:p>
          </table:table-cell>
          <table:table-cell office:value-type="string">
            <text:p>base_buildtime</text:p>
          </table:table-cell>
          <table:table-cell office:value-type="string">
            <text:p>icon</text:p>
          </table:table-cell>
          <table:table-cell office:value-type="string">
            <text:p>cost</text:p>
          </table:table-cell>
          <table:table-cell office:value-type="string">
            <text:p>ai_replace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requisites</text:p>
          </table:table-cell>
          <table:table-cell office:value-type="string">
            <text:p>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ed_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allow</text:p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>required_resources</text:p>
          </table:table-cell>
          <table:table-cell office:value-type="string">
            <text:p>show_tech_unlock_if</text:p>
          </table:table-cell>
          <table:table-cell office:value-type="string">
            <text:p/>
          </table:table-cell>
          <table:table-cell office:value-type="string">
            <text:p>destroy_if</text:p>
          </table:table-cell>
          <table:table-cell office:value-type="string">
            <text:p/>
          </table:table-cell>
          <table:table-cell office:value-type="string">
            <text:p>planet_modif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/>
          </table:table-cell>
          <table:table-cell office:value-type="string">
            <text:p>planet_has_betharian</text:p>
          </table:table-cell>
          <table:table-cell office:value-type="string">
            <text:p>planets_enhanced_enabled</text:p>
          </table:table-cell>
          <table:table-cell office:value-type="string">
            <text:p>conditions_xeno_zoo</text:p>
          </table:table-cell>
          <table:table-cell office:value-type="string">
            <text:p>conditions_animal_evaluation_laboratory</text:p>
          </table:table-cell>
          <table:table-cell office:value-type="string">
            <text:p/>
          </table:table-cell>
          <table:table-cell office:value-type="string">
            <text:p>requires_capital_1</text:p>
          </table:table-cell>
          <table:table-cell office:value-type="string">
            <text:p>requires_betharian_stone</text:p>
          </table:table-cell>
          <table:table-cell office:value-type="string">
            <text:p>requires_alien_pets</text:p>
          </table:table-cell>
          <table:table-cell office:value-type="string">
            <text:p>energy</text:p>
          </table:table-cell>
          <table:table-cell office:value-type="string">
            <text:p>unity</text:p>
          </table:table-cell>
          <table:table-cell office:value-type="string">
            <text:p>society_research</text:p>
          </table:table-cell>
          <table:table-cell office:value-type="string">
            <text:p>has_resource</text:p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>energy</text:p>
          </table:table-cell>
          <table:table-cell office:value-type="string">
            <text:p>tech_unlock_conditions_xeno_zoo</text:p>
          </table:table-cell>
          <table:table-cell office:value-type="string">
            <text:p>tech_unlock_conditions_animal_evaluation_laboratory</text:p>
          </table:table-cell>
          <table:table-cell office:value-type="string">
            <text:p>destroy_if_conditions_xeno_zoo</text:p>
          </table:table-cell>
          <table:table-cell office:value-type="string">
            <text:p>destroy_if_conditions_animal_evaluation_laboratory</text:p>
          </table:table-cell>
          <table:table-cell office:value-type="string">
            <text:p>pop_citizen_happiness</text:p>
          </table:table-cell>
          <table:table-cell office:value-type="string">
            <text:p>planet_migration_all_pul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am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etharian_power_plant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>"building_betharian_power_plant_1"</text:p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"tech_mine_betharian" }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r_betharian</text:p>
          </table:table-cell>
          <table:table-cell office:value-type="string">
            <text:p>&gt; 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xeno_zoo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/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{ "tech_alien_life_studies" }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sr_alien_pets</text:p>
          </table:table-cell>
          <table:table-cell office:value-type="string">
            <text:p>&gt; 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0.25</text:p>
          </table:table-cell>
        </table:table-row>
        <table:table-row>
          <table:table-cell office:value-type="string">
            <text:p>building_animal_evaluation_laboratory</text:p>
          </table:table-cell>
          <table:table-cell office:value-type="string">
            <text:p>{ special_resource_building }</text:p>
          </table:table-cell>
          <table:table-cell office:value-type="string">
            <text:p>240</text:p>
          </table:table-cell>
          <table:table-cell office:value-type="string">
            <text:p/>
          </table:table-cell>
          <table:table-cell office:value-type="string">
            <text:p>15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"tech_alien_life_studies" }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sr_alien_pets</text:p>
          </table:table-cell>
          <table:table-cell office:value-type="string">
            <text:p>&gt; 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6</meta:generator>
  </office:meta>
</office:document-meta>
</file>